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0E0000024536817CAD398222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2cm" fo:min-width="2.5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18.999cm" svg:height="7.12cm" svg:x="0cm" svg:y="0cm">
          <draw:image xlink:href="Pictures/100000010000060E0000024536817CAD398222F6.png" xlink:type="simple" xlink:show="embed" xlink:actuate="onLoad" draw:mime-type="image/png">
            <text:p/>
          </draw:image>
        </draw:frame>
        <draw:custom-shape draw:style-name="gr2" draw:text-style-name="P2" draw:layer="layout" svg:width="3cm" svg:height="2.25cm" svg:x="1.75cm" svg:y="2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7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02T20:15:06.188324491</dc:date>
    <meta:editing-duration>PT3H9M29S</meta:editing-duration>
    <meta:editing-cycles>8</meta:editing-cycles>
    <meta:generator>LibreOffice/7.3.4.2$Linux_X86_64 LibreOffice_project/30$Build-2</meta:generator>
    <meta:document-statistic meta:object-count="2"/>
  </office:meta>
</office:document-meta>
</file>